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DFF2F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808080"/>
      <style:text-properties fo:color="#FFFFFF"/>
    </style:style>
    <style:style style:name="T1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0" svg:x="2.75833333333333in" svg:y="0in" svg:width="0.841666666666667in" svg:height="0.566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" svg:x="2.75833333333333in" svg:y="0.183333333333333in" svg:width="0.841666666666667in" svg:height="0.566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6:14:47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8S" table:style-name="ce3">
            <text:p>00:00: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B10-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11.11.2025 16:15:02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4">
            <text:p>45</text:p>
          </table:table-cell>
          <table:table-cell office:value-type="float" office:value="46" table:style-name="ce4">
            <text:p>46</text:p>
          </table:table-cell>
          <table:table-cell office:value-type="float" office:value="47" table:style-name="ce4">
            <text:p>47</text:p>
          </table:table-cell>
          <table:table-cell office:value-type="float" office:value="48" table:style-name="ce4">
            <text:p>48</text:p>
          </table:table-cell>
          <table:table-cell office:value-type="float" office:value="49" table:style-name="ce4">
            <text:p>49</text:p>
          </table:table-cell>
          <table:table-cell office:value-type="float" office:value="50" table:style-name="ce4">
            <text:p>50</text:p>
          </table:table-cell>
          <table:table-cell office:value-type="float" office:value="51" table:style-name="ce4">
            <text:p>51</text:p>
          </table:table-cell>
          <table:table-cell office:value-type="float" office:value="52" table:style-name="ce4">
            <text:p>52</text:p>
          </table:table-cell>
          <table:table-cell office:value-type="float" office:value="53" table:style-name="ce4">
            <text:p>53</text:p>
          </table:table-cell>
          <table:table-cell office:value-type="float" office:value="54" table:style-name="ce4">
            <text:p>54</text:p>
          </table:table-cell>
          <table:table-cell office:value-type="float" office:value="55" table:style-name="ce4">
            <text:p>55</text:p>
          </table:table-cell>
          <table:table-cell office:value-type="float" office:value="56" table:style-name="ce4">
            <text:p>56</text:p>
          </table:table-cell>
          <table:table-cell office:value-type="float" office:value="57" table:style-name="ce4">
            <text:p>57</text:p>
          </table:table-cell>
          <table:table-cell office:value-type="float" office:value="58" table:style-name="ce4">
            <text:p>58</text:p>
          </table:table-cell>
          <table:table-cell office:value-type="float" office:value="59" table:style-name="ce4">
            <text:p>59</text:p>
          </table:table-cell>
          <table:table-cell office:value-type="float" office:value="60" table:style-name="ce4">
            <text:p>60</text:p>
          </table:table-cell>
          <table:table-cell office:value-type="float" office:value="61" table:style-name="ce4">
            <text:p>61</text:p>
          </table:table-cell>
          <table:table-cell table:number-columns-repeated="16322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104" table:style-name="ce1">
            <text:p>104</text:p>
          </table:table-cell>
          <table:table-cell office:value-type="float" office:value="112" table:style-name="ce1">
            <text:p>112</text:p>
          </table:table-cell>
          <table:table-cell office:value-type="float" office:value="120" table:style-name="ce1">
            <text:p>120</text:p>
          </table:table-cell>
          <table:table-cell office:value-type="float" office:value="128" table:style-name="ce1">
            <text:p>128</text:p>
          </table:table-cell>
          <table:table-cell office:value-type="float" office:value="136" table:style-name="ce1">
            <text:p>136</text:p>
          </table:table-cell>
          <table:table-cell office:value-type="float" office:value="144" table:style-name="ce1">
            <text:p>144</text:p>
          </table:table-cell>
          <table:table-cell office:value-type="float" office:value="152" table:style-name="ce1">
            <text:p>152</text:p>
          </table:table-cell>
          <table:table-cell office:value-type="float" office:value="160" table:style-name="ce1">
            <text:p>160</text:p>
          </table:table-cell>
          <table:table-cell office:value-type="float" office:value="168" table:style-name="ce1">
            <text:p>168</text:p>
          </table:table-cell>
          <table:table-cell office:value-type="float" office:value="176" table:style-name="ce1">
            <text:p>176</text:p>
          </table:table-cell>
          <table:table-cell office:value-type="float" office:value="184" table:style-name="ce1">
            <text:p>184</text:p>
          </table:table-cell>
          <table:table-cell office:value-type="float" office:value="192" table:style-name="ce1">
            <text:p>192</text:p>
          </table:table-cell>
          <table:table-cell office:value-type="float" office:value="200" table:style-name="ce1">
            <text:p>200</text:p>
          </table:table-cell>
          <table:table-cell office:value-type="float" office:value="208" table:style-name="ce1">
            <text:p>208</text:p>
          </table:table-cell>
          <table:table-cell office:value-type="float" office:value="216" table:style-name="ce1">
            <text:p>216</text:p>
          </table:table-cell>
          <table:table-cell office:value-type="float" office:value="224" table:style-name="ce1">
            <text:p>224</text:p>
          </table:table-cell>
          <table:table-cell office:value-type="float" office:value="232" table:style-name="ce1">
            <text:p>232</text:p>
          </table:table-cell>
          <table:table-cell office:value-type="float" office:value="240" table:style-name="ce1">
            <text:p>240</text:p>
          </table:table-cell>
          <table:table-cell office:value-type="float" office:value="248" table:style-name="ce1">
            <text:p>248</text:p>
          </table:table-cell>
          <table:table-cell office:value-type="float" office:value="256" table:style-name="ce1">
            <text:p>256</text:p>
          </table:table-cell>
          <table:table-cell office:value-type="float" office:value="264" table:style-name="ce1">
            <text:p>264</text:p>
          </table:table-cell>
          <table:table-cell office:value-type="float" office:value="272" table:style-name="ce1">
            <text:p>272</text:p>
          </table:table-cell>
          <table:table-cell office:value-type="float" office:value="280" table:style-name="ce1">
            <text:p>280</text:p>
          </table:table-cell>
          <table:table-cell office:value-type="float" office:value="288" table:style-name="ce1">
            <text:p>288</text:p>
          </table:table-cell>
          <table:table-cell office:value-type="float" office:value="296" table:style-name="ce1">
            <text:p>296</text:p>
          </table:table-cell>
          <table:table-cell office:value-type="float" office:value="304" table:style-name="ce1">
            <text:p>304</text:p>
          </table:table-cell>
          <table:table-cell office:value-type="float" office:value="312" table:style-name="ce1">
            <text:p>312</text:p>
          </table:table-cell>
          <table:table-cell office:value-type="float" office:value="320" table:style-name="ce1">
            <text:p>320</text:p>
          </table:table-cell>
          <table:table-cell office:value-type="float" office:value="328" table:style-name="ce1">
            <text:p>328</text:p>
          </table:table-cell>
          <table:table-cell office:value-type="float" office:value="336" table:style-name="ce1">
            <text:p>336</text:p>
          </table:table-cell>
          <table:table-cell office:value-type="float" office:value="344" table:style-name="ce1">
            <text:p>344</text:p>
          </table:table-cell>
          <table:table-cell office:value-type="float" office:value="352" table:style-name="ce1">
            <text:p>352</text:p>
          </table:table-cell>
          <table:table-cell office:value-type="float" office:value="360" table:style-name="ce1">
            <text:p>360</text:p>
          </table:table-cell>
          <table:table-cell office:value-type="float" office:value="368" table:style-name="ce1">
            <text:p>368</text:p>
          </table:table-cell>
          <table:table-cell office:value-type="float" office:value="376" table:style-name="ce1">
            <text:p>376</text:p>
          </table:table-cell>
          <table:table-cell office:value-type="float" office:value="384" table:style-name="ce1">
            <text:p>384</text:p>
          </table:table-cell>
          <table:table-cell office:value-type="float" office:value="392" table:style-name="ce1">
            <text:p>392</text:p>
          </table:table-cell>
          <table:table-cell office:value-type="float" office:value="400" table:style-name="ce1">
            <text:p>400</text:p>
          </table:table-cell>
          <table:table-cell office:value-type="float" office:value="408" table:style-name="ce1">
            <text:p>408</text:p>
          </table:table-cell>
          <table:table-cell office:value-type="float" office:value="416" table:style-name="ce1">
            <text:p>416</text:p>
          </table:table-cell>
          <table:table-cell office:value-type="float" office:value="424" table:style-name="ce1">
            <text:p>424</text:p>
          </table:table-cell>
          <table:table-cell office:value-type="float" office:value="432" table:style-name="ce1">
            <text:p>432</text:p>
          </table:table-cell>
          <table:table-cell office:value-type="float" office:value="440" table:style-name="ce1">
            <text:p>440</text:p>
          </table:table-cell>
          <table:table-cell office:value-type="float" office:value="448" table:style-name="ce1">
            <text:p>448</text:p>
          </table:table-cell>
          <table:table-cell office:value-type="float" office:value="456" table:style-name="ce1">
            <text:p>456</text:p>
          </table:table-cell>
          <table:table-cell office:value-type="float" office:value="464" table:style-name="ce1">
            <text:p>464</text:p>
          </table:table-cell>
          <table:table-cell office:value-type="float" office:value="472" table:style-name="ce1">
            <text:p>472</text:p>
          </table:table-cell>
          <table:table-cell office:value-type="float" office:value="480" table:style-name="ce1">
            <text:p>480</text:p>
          </table:table-cell>
          <table:table-cell table:number-columns-repeated="16322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22"/>
        </table:table-row>
        <table:table-row table:style-name="ro1">
          <table:table-cell office:value-type="string" table:style-name="ce4">
            <text:p>B10</text:p>
          </table:table-cell>
          <table:table-cell office:value-type="float" office:value="21722" table:style-name="ce1">
            <text:p>21722</text:p>
          </table:table-cell>
          <table:table-cell office:value-type="float" office:value="21648" table:style-name="ce1">
            <text:p>21648</text:p>
          </table:table-cell>
          <table:table-cell office:value-type="float" office:value="21475" table:style-name="ce1">
            <text:p>21475</text:p>
          </table:table-cell>
          <table:table-cell office:value-type="float" office:value="21359" table:style-name="ce1">
            <text:p>21359</text:p>
          </table:table-cell>
          <table:table-cell office:value-type="float" office:value="21399" table:style-name="ce1">
            <text:p>21399</text:p>
          </table:table-cell>
          <table:table-cell office:value-type="float" office:value="21542" table:style-name="ce1">
            <text:p>21542</text:p>
          </table:table-cell>
          <table:table-cell office:value-type="float" office:value="21609" table:style-name="ce1">
            <text:p>21609</text:p>
          </table:table-cell>
          <table:table-cell office:value-type="float" office:value="21637" table:style-name="ce1">
            <text:p>21637</text:p>
          </table:table-cell>
          <table:table-cell office:value-type="float" office:value="21759" table:style-name="ce1">
            <text:p>21759</text:p>
          </table:table-cell>
          <table:table-cell office:value-type="float" office:value="21719" table:style-name="ce1">
            <text:p>21719</text:p>
          </table:table-cell>
          <table:table-cell office:value-type="float" office:value="21589" table:style-name="ce1">
            <text:p>21589</text:p>
          </table:table-cell>
          <table:table-cell office:value-type="float" office:value="21309" table:style-name="ce1">
            <text:p>21309</text:p>
          </table:table-cell>
          <table:table-cell office:value-type="float" office:value="21235" table:style-name="ce1">
            <text:p>21235</text:p>
          </table:table-cell>
          <table:table-cell office:value-type="float" office:value="21349" table:style-name="ce1">
            <text:p>21349</text:p>
          </table:table-cell>
          <table:table-cell office:value-type="float" office:value="21255" table:style-name="ce1">
            <text:p>21255</text:p>
          </table:table-cell>
          <table:table-cell office:value-type="float" office:value="21159" table:style-name="ce1">
            <text:p>21159</text:p>
          </table:table-cell>
          <table:table-cell office:value-type="float" office:value="21046" table:style-name="ce1">
            <text:p>21046</text:p>
          </table:table-cell>
          <table:table-cell office:value-type="float" office:value="21140" table:style-name="ce1">
            <text:p>21140</text:p>
          </table:table-cell>
          <table:table-cell office:value-type="float" office:value="21040" table:style-name="ce1">
            <text:p>21040</text:p>
          </table:table-cell>
          <table:table-cell office:value-type="float" office:value="21002" table:style-name="ce1">
            <text:p>21002</text:p>
          </table:table-cell>
          <table:table-cell office:value-type="float" office:value="20880" table:style-name="ce1">
            <text:p>20880</text:p>
          </table:table-cell>
          <table:table-cell office:value-type="float" office:value="20863" table:style-name="ce1">
            <text:p>20863</text:p>
          </table:table-cell>
          <table:table-cell office:value-type="float" office:value="20809" table:style-name="ce1">
            <text:p>20809</text:p>
          </table:table-cell>
          <table:table-cell office:value-type="float" office:value="20676" table:style-name="ce1">
            <text:p>20676</text:p>
          </table:table-cell>
          <table:table-cell office:value-type="float" office:value="20605" table:style-name="ce1">
            <text:p>20605</text:p>
          </table:table-cell>
          <table:table-cell office:value-type="float" office:value="20495" table:style-name="ce1">
            <text:p>20495</text:p>
          </table:table-cell>
          <table:table-cell office:value-type="float" office:value="20678" table:style-name="ce1">
            <text:p>20678</text:p>
          </table:table-cell>
          <table:table-cell office:value-type="float" office:value="20621" table:style-name="ce1">
            <text:p>20621</text:p>
          </table:table-cell>
          <table:table-cell office:value-type="float" office:value="20487" table:style-name="ce1">
            <text:p>20487</text:p>
          </table:table-cell>
          <table:table-cell office:value-type="float" office:value="20358" table:style-name="ce1">
            <text:p>20358</text:p>
          </table:table-cell>
          <table:table-cell office:value-type="float" office:value="20316" table:style-name="ce1">
            <text:p>20316</text:p>
          </table:table-cell>
          <table:table-cell office:value-type="float" office:value="20235" table:style-name="ce1">
            <text:p>20235</text:p>
          </table:table-cell>
          <table:table-cell office:value-type="float" office:value="20173" table:style-name="ce1">
            <text:p>20173</text:p>
          </table:table-cell>
          <table:table-cell office:value-type="float" office:value="20149" table:style-name="ce1">
            <text:p>20149</text:p>
          </table:table-cell>
          <table:table-cell office:value-type="float" office:value="20139" table:style-name="ce1">
            <text:p>20139</text:p>
          </table:table-cell>
          <table:table-cell office:value-type="float" office:value="20131" table:style-name="ce1">
            <text:p>20131</text:p>
          </table:table-cell>
          <table:table-cell office:value-type="float" office:value="19869" table:style-name="ce1">
            <text:p>19869</text:p>
          </table:table-cell>
          <table:table-cell office:value-type="float" office:value="19864" table:style-name="ce1">
            <text:p>19864</text:p>
          </table:table-cell>
          <table:table-cell office:value-type="float" office:value="19744" table:style-name="ce1">
            <text:p>19744</text:p>
          </table:table-cell>
          <table:table-cell office:value-type="float" office:value="19618" table:style-name="ce1">
            <text:p>19618</text:p>
          </table:table-cell>
          <table:table-cell office:value-type="float" office:value="19504" table:style-name="ce1">
            <text:p>19504</text:p>
          </table:table-cell>
          <table:table-cell office:value-type="float" office:value="19451" table:style-name="ce1">
            <text:p>19451</text:p>
          </table:table-cell>
          <table:table-cell office:value-type="float" office:value="19345" table:style-name="ce1">
            <text:p>19345</text:p>
          </table:table-cell>
          <table:table-cell office:value-type="float" office:value="19396" table:style-name="ce1">
            <text:p>19396</text:p>
          </table:table-cell>
          <table:table-cell office:value-type="float" office:value="19487" table:style-name="ce1">
            <text:p>19487</text:p>
          </table:table-cell>
          <table:table-cell office:value-type="float" office:value="19356" table:style-name="ce1">
            <text:p>19356</text:p>
          </table:table-cell>
          <table:table-cell office:value-type="float" office:value="19303" table:style-name="ce1">
            <text:p>19303</text:p>
          </table:table-cell>
          <table:table-cell office:value-type="float" office:value="19375" table:style-name="ce1">
            <text:p>19375</text:p>
          </table:table-cell>
          <table:table-cell office:value-type="float" office:value="19313" table:style-name="ce1">
            <text:p>19313</text:p>
          </table:table-cell>
          <table:table-cell office:value-type="float" office:value="19200" table:style-name="ce1">
            <text:p>19200</text:p>
          </table:table-cell>
          <table:table-cell office:value-type="float" office:value="19098" table:style-name="ce1">
            <text:p>19098</text:p>
          </table:table-cell>
          <table:table-cell office:value-type="float" office:value="19097" table:style-name="ce1">
            <text:p>19097</text:p>
          </table:table-cell>
          <table:table-cell office:value-type="float" office:value="19013" table:style-name="ce1">
            <text:p>19013</text:p>
          </table:table-cell>
          <table:table-cell office:value-type="float" office:value="18925" table:style-name="ce1">
            <text:p>18925</text:p>
          </table:table-cell>
          <table:table-cell office:value-type="float" office:value="18910" table:style-name="ce1">
            <text:p>18910</text:p>
          </table:table-cell>
          <table:table-cell office:value-type="float" office:value="18799" table:style-name="ce1">
            <text:p>18799</text:p>
          </table:table-cell>
          <table:table-cell office:value-type="float" office:value="18793" table:style-name="ce1">
            <text:p>18793</text:p>
          </table:table-cell>
          <table:table-cell office:value-type="float" office:value="18900" table:style-name="ce1">
            <text:p>18900</text:p>
          </table:table-cell>
          <table:table-cell office:value-type="float" office:value="18816" table:style-name="ce1">
            <text:p>18816</text:p>
          </table:table-cell>
          <table:table-cell office:value-type="float" office:value="18827" table:style-name="ce1">
            <text:p>18827</text:p>
          </table:table-cell>
          <table:table-cell office:value-type="float" office:value="18780" table:style-name="ce1">
            <text:p>18780</text:p>
          </table:table-cell>
          <table:table-cell table:number-columns-repeated="16322"/>
        </table:table-row>
        <table:table-row table:style-name="ro1">
          <table:table-cell office:value-type="string" table:style-name="ce4">
            <text:p>B11</text:p>
          </table:table-cell>
          <table:table-cell office:value-type="float" office:value="43149" table:style-name="ce1">
            <text:p>43149</text:p>
          </table:table-cell>
          <table:table-cell office:value-type="float" office:value="42379" table:style-name="ce1">
            <text:p>42379</text:p>
          </table:table-cell>
          <table:table-cell office:value-type="float" office:value="41613" table:style-name="ce1">
            <text:p>41613</text:p>
          </table:table-cell>
          <table:table-cell office:value-type="float" office:value="41216" table:style-name="ce1">
            <text:p>41216</text:p>
          </table:table-cell>
          <table:table-cell office:value-type="float" office:value="40293" table:style-name="ce1">
            <text:p>40293</text:p>
          </table:table-cell>
          <table:table-cell office:value-type="float" office:value="39972" table:style-name="ce1">
            <text:p>39972</text:p>
          </table:table-cell>
          <table:table-cell office:value-type="float" office:value="39506" table:style-name="ce1">
            <text:p>39506</text:p>
          </table:table-cell>
          <table:table-cell office:value-type="float" office:value="38999" table:style-name="ce1">
            <text:p>38999</text:p>
          </table:table-cell>
          <table:table-cell office:value-type="float" office:value="38676" table:style-name="ce1">
            <text:p>38676</text:p>
          </table:table-cell>
          <table:table-cell office:value-type="float" office:value="38964" table:style-name="ce1">
            <text:p>38964</text:p>
          </table:table-cell>
          <table:table-cell office:value-type="float" office:value="38981" table:style-name="ce1">
            <text:p>38981</text:p>
          </table:table-cell>
          <table:table-cell office:value-type="float" office:value="38371" table:style-name="ce1">
            <text:p>38371</text:p>
          </table:table-cell>
          <table:table-cell office:value-type="float" office:value="38104" table:style-name="ce1">
            <text:p>38104</text:p>
          </table:table-cell>
          <table:table-cell office:value-type="float" office:value="37326" table:style-name="ce1">
            <text:p>37326</text:p>
          </table:table-cell>
          <table:table-cell office:value-type="float" office:value="36982" table:style-name="ce1">
            <text:p>36982</text:p>
          </table:table-cell>
          <table:table-cell office:value-type="float" office:value="36717" table:style-name="ce1">
            <text:p>36717</text:p>
          </table:table-cell>
          <table:table-cell office:value-type="float" office:value="36267" table:style-name="ce1">
            <text:p>36267</text:p>
          </table:table-cell>
          <table:table-cell office:value-type="float" office:value="35977" table:style-name="ce1">
            <text:p>35977</text:p>
          </table:table-cell>
          <table:table-cell office:value-type="float" office:value="35543" table:style-name="ce1">
            <text:p>35543</text:p>
          </table:table-cell>
          <table:table-cell office:value-type="float" office:value="35417" table:style-name="ce1">
            <text:p>35417</text:p>
          </table:table-cell>
          <table:table-cell office:value-type="float" office:value="35287" table:style-name="ce1">
            <text:p>35287</text:p>
          </table:table-cell>
          <table:table-cell office:value-type="float" office:value="34847" table:style-name="ce1">
            <text:p>34847</text:p>
          </table:table-cell>
          <table:table-cell office:value-type="float" office:value="34617" table:style-name="ce1">
            <text:p>34617</text:p>
          </table:table-cell>
          <table:table-cell office:value-type="float" office:value="34199" table:style-name="ce1">
            <text:p>34199</text:p>
          </table:table-cell>
          <table:table-cell office:value-type="float" office:value="34007" table:style-name="ce1">
            <text:p>34007</text:p>
          </table:table-cell>
          <table:table-cell office:value-type="float" office:value="33849" table:style-name="ce1">
            <text:p>33849</text:p>
          </table:table-cell>
          <table:table-cell office:value-type="float" office:value="33582" table:style-name="ce1">
            <text:p>33582</text:p>
          </table:table-cell>
          <table:table-cell office:value-type="float" office:value="33585" table:style-name="ce1">
            <text:p>33585</text:p>
          </table:table-cell>
          <table:table-cell office:value-type="float" office:value="33130" table:style-name="ce1">
            <text:p>33130</text:p>
          </table:table-cell>
          <table:table-cell office:value-type="float" office:value="32919" table:style-name="ce1">
            <text:p>32919</text:p>
          </table:table-cell>
          <table:table-cell office:value-type="float" office:value="32747" table:style-name="ce1">
            <text:p>32747</text:p>
          </table:table-cell>
          <table:table-cell office:value-type="float" office:value="32808" table:style-name="ce1">
            <text:p>32808</text:p>
          </table:table-cell>
          <table:table-cell office:value-type="float" office:value="32612" table:style-name="ce1">
            <text:p>32612</text:p>
          </table:table-cell>
          <table:table-cell office:value-type="float" office:value="32437" table:style-name="ce1">
            <text:p>32437</text:p>
          </table:table-cell>
          <table:table-cell office:value-type="float" office:value="32287" table:style-name="ce1">
            <text:p>32287</text:p>
          </table:table-cell>
          <table:table-cell office:value-type="float" office:value="32186" table:style-name="ce1">
            <text:p>32186</text:p>
          </table:table-cell>
          <table:table-cell office:value-type="float" office:value="31853" table:style-name="ce1">
            <text:p>31853</text:p>
          </table:table-cell>
          <table:table-cell office:value-type="float" office:value="31792" table:style-name="ce1">
            <text:p>31792</text:p>
          </table:table-cell>
          <table:table-cell office:value-type="float" office:value="31587" table:style-name="ce1">
            <text:p>31587</text:p>
          </table:table-cell>
          <table:table-cell office:value-type="float" office:value="31352" table:style-name="ce1">
            <text:p>31352</text:p>
          </table:table-cell>
          <table:table-cell office:value-type="float" office:value="31182" table:style-name="ce1">
            <text:p>31182</text:p>
          </table:table-cell>
          <table:table-cell office:value-type="float" office:value="30863" table:style-name="ce1">
            <text:p>30863</text:p>
          </table:table-cell>
          <table:table-cell office:value-type="float" office:value="30787" table:style-name="ce1">
            <text:p>30787</text:p>
          </table:table-cell>
          <table:table-cell office:value-type="float" office:value="30791" table:style-name="ce1">
            <text:p>30791</text:p>
          </table:table-cell>
          <table:table-cell office:value-type="float" office:value="30579" table:style-name="ce1">
            <text:p>30579</text:p>
          </table:table-cell>
          <table:table-cell office:value-type="float" office:value="30645" table:style-name="ce1">
            <text:p>30645</text:p>
          </table:table-cell>
          <table:table-cell office:value-type="float" office:value="30479" table:style-name="ce1">
            <text:p>30479</text:p>
          </table:table-cell>
          <table:table-cell office:value-type="float" office:value="30532" table:style-name="ce1">
            <text:p>30532</text:p>
          </table:table-cell>
          <table:table-cell office:value-type="float" office:value="30635" table:style-name="ce1">
            <text:p>30635</text:p>
          </table:table-cell>
          <table:table-cell office:value-type="float" office:value="30238" table:style-name="ce1">
            <text:p>30238</text:p>
          </table:table-cell>
          <table:table-cell office:value-type="float" office:value="30234" table:style-name="ce1">
            <text:p>30234</text:p>
          </table:table-cell>
          <table:table-cell office:value-type="float" office:value="29987" table:style-name="ce1">
            <text:p>29987</text:p>
          </table:table-cell>
          <table:table-cell office:value-type="float" office:value="30089" table:style-name="ce1">
            <text:p>30089</text:p>
          </table:table-cell>
          <table:table-cell office:value-type="float" office:value="29718" table:style-name="ce1">
            <text:p>29718</text:p>
          </table:table-cell>
          <table:table-cell office:value-type="float" office:value="29571" table:style-name="ce1">
            <text:p>29571</text:p>
          </table:table-cell>
          <table:table-cell office:value-type="float" office:value="29784" table:style-name="ce1">
            <text:p>29784</text:p>
          </table:table-cell>
          <table:table-cell office:value-type="float" office:value="29702" table:style-name="ce1">
            <text:p>29702</text:p>
          </table:table-cell>
          <table:table-cell office:value-type="float" office:value="29497" table:style-name="ce1">
            <text:p>29497</text:p>
          </table:table-cell>
          <table:table-cell office:value-type="float" office:value="29455" table:style-name="ce1">
            <text:p>29455</text:p>
          </table:table-cell>
          <table:table-cell office:value-type="float" office:value="29379" table:style-name="ce1">
            <text:p>29379</text:p>
          </table:table-cell>
          <table:table-cell office:value-type="float" office:value="29354" table:style-name="ce1">
            <text:p>29354</text:p>
          </table:table-cell>
          <table:table-cell table:number-columns-repeated="16322"/>
        </table:table-row>
        <table:table-row table:style-name="ro1">
          <table:table-cell office:value-type="string" table:style-name="ce4">
            <text:p>B12</text:p>
          </table:table-cell>
          <table:table-cell office:value-type="float" office:value="30825" table:style-name="ce1">
            <text:p>30825</text:p>
          </table:table-cell>
          <table:table-cell office:value-type="float" office:value="29776" table:style-name="ce1">
            <text:p>29776</text:p>
          </table:table-cell>
          <table:table-cell office:value-type="float" office:value="28952" table:style-name="ce1">
            <text:p>28952</text:p>
          </table:table-cell>
          <table:table-cell office:value-type="float" office:value="28274" table:style-name="ce1">
            <text:p>28274</text:p>
          </table:table-cell>
          <table:table-cell office:value-type="float" office:value="27696" table:style-name="ce1">
            <text:p>27696</text:p>
          </table:table-cell>
          <table:table-cell office:value-type="float" office:value="27225" table:style-name="ce1">
            <text:p>27225</text:p>
          </table:table-cell>
          <table:table-cell office:value-type="float" office:value="26785" table:style-name="ce1">
            <text:p>26785</text:p>
          </table:table-cell>
          <table:table-cell office:value-type="float" office:value="26560" table:style-name="ce1">
            <text:p>26560</text:p>
          </table:table-cell>
          <table:table-cell office:value-type="float" office:value="26607" table:style-name="ce1">
            <text:p>26607</text:p>
          </table:table-cell>
          <table:table-cell office:value-type="float" office:value="26210" table:style-name="ce1">
            <text:p>26210</text:p>
          </table:table-cell>
          <table:table-cell office:value-type="float" office:value="26002" table:style-name="ce1">
            <text:p>26002</text:p>
          </table:table-cell>
          <table:table-cell office:value-type="float" office:value="25946" table:style-name="ce1">
            <text:p>25946</text:p>
          </table:table-cell>
          <table:table-cell office:value-type="float" office:value="25721" table:style-name="ce1">
            <text:p>25721</text:p>
          </table:table-cell>
          <table:table-cell office:value-type="float" office:value="25597" table:style-name="ce1">
            <text:p>25597</text:p>
          </table:table-cell>
          <table:table-cell office:value-type="float" office:value="25505" table:style-name="ce1">
            <text:p>25505</text:p>
          </table:table-cell>
          <table:table-cell office:value-type="float" office:value="25334" table:style-name="ce1">
            <text:p>25334</text:p>
          </table:table-cell>
          <table:table-cell office:value-type="float" office:value="25074" table:style-name="ce1">
            <text:p>25074</text:p>
          </table:table-cell>
          <table:table-cell office:value-type="float" office:value="25191" table:style-name="ce1">
            <text:p>25191</text:p>
          </table:table-cell>
          <table:table-cell office:value-type="float" office:value="25088" table:style-name="ce1">
            <text:p>25088</text:p>
          </table:table-cell>
          <table:table-cell office:value-type="float" office:value="25023" table:style-name="ce1">
            <text:p>25023</text:p>
          </table:table-cell>
          <table:table-cell office:value-type="float" office:value="25260" table:style-name="ce1">
            <text:p>25260</text:p>
          </table:table-cell>
          <table:table-cell office:value-type="float" office:value="24981" table:style-name="ce1">
            <text:p>24981</text:p>
          </table:table-cell>
          <table:table-cell office:value-type="float" office:value="25286" table:style-name="ce1">
            <text:p>25286</text:p>
          </table:table-cell>
          <table:table-cell office:value-type="float" office:value="25073" table:style-name="ce1">
            <text:p>25073</text:p>
          </table:table-cell>
          <table:table-cell office:value-type="float" office:value="25054" table:style-name="ce1">
            <text:p>25054</text:p>
          </table:table-cell>
          <table:table-cell office:value-type="float" office:value="24875" table:style-name="ce1">
            <text:p>24875</text:p>
          </table:table-cell>
          <table:table-cell office:value-type="float" office:value="24921" table:style-name="ce1">
            <text:p>24921</text:p>
          </table:table-cell>
          <table:table-cell office:value-type="float" office:value="24776" table:style-name="ce1">
            <text:p>24776</text:p>
          </table:table-cell>
          <table:table-cell office:value-type="float" office:value="24668" table:style-name="ce1">
            <text:p>24668</text:p>
          </table:table-cell>
          <table:table-cell office:value-type="float" office:value="24580" table:style-name="ce1">
            <text:p>24580</text:p>
          </table:table-cell>
          <table:table-cell office:value-type="float" office:value="24781" table:style-name="ce1">
            <text:p>24781</text:p>
          </table:table-cell>
          <table:table-cell office:value-type="float" office:value="24552" table:style-name="ce1">
            <text:p>24552</text:p>
          </table:table-cell>
          <table:table-cell office:value-type="float" office:value="24522" table:style-name="ce1">
            <text:p>24522</text:p>
          </table:table-cell>
          <table:table-cell office:value-type="float" office:value="24484" table:style-name="ce1">
            <text:p>24484</text:p>
          </table:table-cell>
          <table:table-cell office:value-type="float" office:value="24461" table:style-name="ce1">
            <text:p>24461</text:p>
          </table:table-cell>
          <table:table-cell office:value-type="float" office:value="24376" table:style-name="ce1">
            <text:p>24376</text:p>
          </table:table-cell>
          <table:table-cell office:value-type="float" office:value="24335" table:style-name="ce1">
            <text:p>24335</text:p>
          </table:table-cell>
          <table:table-cell office:value-type="float" office:value="24243" table:style-name="ce1">
            <text:p>24243</text:p>
          </table:table-cell>
          <table:table-cell office:value-type="float" office:value="24071" table:style-name="ce1">
            <text:p>24071</text:p>
          </table:table-cell>
          <table:table-cell office:value-type="float" office:value="24148" table:style-name="ce1">
            <text:p>24148</text:p>
          </table:table-cell>
          <table:table-cell office:value-type="float" office:value="24041" table:style-name="ce1">
            <text:p>24041</text:p>
          </table:table-cell>
          <table:table-cell office:value-type="float" office:value="23918" table:style-name="ce1">
            <text:p>23918</text:p>
          </table:table-cell>
          <table:table-cell office:value-type="float" office:value="24015" table:style-name="ce1">
            <text:p>24015</text:p>
          </table:table-cell>
          <table:table-cell office:value-type="float" office:value="23875" table:style-name="ce1">
            <text:p>23875</text:p>
          </table:table-cell>
          <table:table-cell office:value-type="float" office:value="23842" table:style-name="ce1">
            <text:p>23842</text:p>
          </table:table-cell>
          <table:table-cell office:value-type="float" office:value="23860" table:style-name="ce1">
            <text:p>23860</text:p>
          </table:table-cell>
          <table:table-cell office:value-type="float" office:value="24044" table:style-name="ce1">
            <text:p>24044</text:p>
          </table:table-cell>
          <table:table-cell office:value-type="float" office:value="24067" table:style-name="ce1">
            <text:p>24067</text:p>
          </table:table-cell>
          <table:table-cell office:value-type="float" office:value="23887" table:style-name="ce1">
            <text:p>23887</text:p>
          </table:table-cell>
          <table:table-cell office:value-type="float" office:value="23710" table:style-name="ce1">
            <text:p>23710</text:p>
          </table:table-cell>
          <table:table-cell office:value-type="float" office:value="23748" table:style-name="ce1">
            <text:p>23748</text:p>
          </table:table-cell>
          <table:table-cell office:value-type="float" office:value="23752" table:style-name="ce1">
            <text:p>23752</text:p>
          </table:table-cell>
          <table:table-cell office:value-type="float" office:value="23788" table:style-name="ce1">
            <text:p>23788</text:p>
          </table:table-cell>
          <table:table-cell office:value-type="float" office:value="23657" table:style-name="ce1">
            <text:p>23657</text:p>
          </table:table-cell>
          <table:table-cell office:value-type="float" office:value="23499" table:style-name="ce1">
            <text:p>23499</text:p>
          </table:table-cell>
          <table:table-cell office:value-type="float" office:value="23409" table:style-name="ce1">
            <text:p>23409</text:p>
          </table:table-cell>
          <table:table-cell office:value-type="float" office:value="23486" table:style-name="ce1">
            <text:p>23486</text:p>
          </table:table-cell>
          <table:table-cell office:value-type="float" office:value="23646" table:style-name="ce1">
            <text:p>23646</text:p>
          </table:table-cell>
          <table:table-cell office:value-type="float" office:value="23612" table:style-name="ce1">
            <text:p>23612</text:p>
          </table:table-cell>
          <table:table-cell office:value-type="float" office:value="23313" table:style-name="ce1">
            <text:p>23313</text:p>
          </table:table-cell>
          <table:table-cell office:value-type="float" office:value="23204" table:style-name="ce1">
            <text:p>23204</text:p>
          </table:table-cell>
          <table:table-cell table:number-columns-repeated="1632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Kontrolle</text:p>
          </table:table-cell>
          <table:table-cell office:value-type="float" office:value="0" table:formula="of:=([.B43]-[.$B43])/[.$B43]" table:style-name="ce1">
            <text:p>0</text:p>
          </table:table-cell>
          <table:table-cell office:value-type="float" office:value="-3.4066844673602799E-3" table:formula="of:=([.C43]-[.$B43])/[.$B43]" table:style-name="ce1">
            <text:p>-0,003406684</text:p>
          </table:table-cell>
          <table:table-cell office:value-type="float" office:value="-1.1370960316729583E-2" table:formula="of:=([.D43]-[.$B43])/[.$B43]" table:style-name="ce1">
            <text:p>-0,01137096</text:p>
          </table:table-cell>
          <table:table-cell office:value-type="float" office:value="-1.6711168400699753E-2" table:formula="of:=([.E43]-[.$B43])/[.$B43]" table:style-name="ce1">
            <text:p>-0,016711168</text:p>
          </table:table-cell>
          <table:table-cell office:value-type="float" office:value="-1.4869717337261763E-2" table:formula="of:=([.F43]-[.$B43])/[.$B43]" table:style-name="ce1">
            <text:p>-0,014869717</text:p>
          </table:table-cell>
          <table:table-cell office:value-type="float" office:value="-8.2865297854709512E-3" table:formula="of:=([.G43]-[.$B43])/[.$B43]" table:style-name="ce1">
            <text:p>-0,00828653</text:p>
          </table:table-cell>
          <table:table-cell office:value-type="float" office:value="-5.2020992542123196E-3" table:formula="of:=([.H43]-[.$B43])/[.$B43]" table:style-name="ce1">
            <text:p>-0,005202099</text:p>
          </table:table-cell>
          <table:table-cell office:value-type="float" office:value="-3.9130835098057266E-3" table:formula="of:=([.I43]-[.$B43])/[.$B43]" table:style-name="ce1">
            <text:p>-0,003913084</text:p>
          </table:table-cell>
          <table:table-cell office:value-type="float" office:value="1.70334223368014E-3" table:formula="of:=([.J43]-[.$B43])/[.$B43]" table:style-name="ce1">
            <text:p>0,001703342</text:p>
          </table:table-cell>
          <table:table-cell office:value-type="float" office:value="-1.3810882975784919E-4" table:formula="of:=([.K43]-[.$B43])/[.$B43]" table:style-name="ce1">
            <text:p>-0,000138109</text:p>
          </table:table-cell>
          <table:table-cell office:value-type="float" office:value="-6.1228247859313138E-3" table:formula="of:=([.L43]-[.$B43])/[.$B43]" table:style-name="ce1">
            <text:p>-0,006122825</text:p>
          </table:table-cell>
          <table:table-cell office:value-type="float" office:value="-1.9012982229997238E-2" table:formula="of:=([.M43]-[.$B43])/[.$B43]" table:style-name="ce1">
            <text:p>-0,019012982</text:p>
          </table:table-cell>
          <table:table-cell office:value-type="float" office:value="-2.2419666697357517E-2" table:formula="of:=([.N43]-[.$B43])/[.$B43]" table:style-name="ce1">
            <text:p>-0,022419667</text:p>
          </table:table-cell>
          <table:table-cell office:value-type="float" office:value="-1.7171531166559249E-2" table:formula="of:=([.O43]-[.$B43])/[.$B43]" table:style-name="ce1">
            <text:p>-0,017171531</text:p>
          </table:table-cell>
          <table:table-cell office:value-type="float" office:value="-2.1498941165638524E-2" table:formula="of:=([.P43]-[.$B43])/[.$B43]" table:style-name="ce1">
            <text:p>-0,021498941</text:p>
          </table:table-cell>
          <table:table-cell office:value-type="float" office:value="-2.5918423717889699E-2" table:formula="of:=([.Q43]-[.$B43])/[.$B43]" table:style-name="ce1">
            <text:p>-0,025918424</text:p>
          </table:table-cell>
          <table:table-cell office:value-type="float" office:value="-3.1120522972102018E-2" table:formula="of:=([.R43]-[.$B43])/[.$B43]" table:style-name="ce1">
            <text:p>-0,031120523</text:p>
          </table:table-cell>
          <table:table-cell office:value-type="float" office:value="-2.6793112973022743E-2" table:formula="of:=([.S43]-[.$B43])/[.$B43]" table:style-name="ce1">
            <text:p>-0,026793113</text:p>
          </table:table-cell>
          <table:table-cell office:value-type="float" office:value="-3.1396740631617716E-2" table:formula="of:=([.T43]-[.$B43])/[.$B43]" table:style-name="ce1">
            <text:p>-0,031396741</text:p>
          </table:table-cell>
          <table:table-cell office:value-type="float" office:value="-3.3146119141883805E-2" table:formula="of:=([.U43]-[.$B43])/[.$B43]" table:style-name="ce1">
            <text:p>-0,033146119</text:p>
          </table:table-cell>
          <table:table-cell office:value-type="float" office:value="-3.8762544885369669E-2" table:formula="of:=([.V43]-[.$B43])/[.$B43]" table:style-name="ce1">
            <text:p>-0,038762545</text:p>
          </table:table-cell>
          <table:table-cell office:value-type="float" office:value="-3.9545161587330818E-2" table:formula="of:=([.W43]-[.$B43])/[.$B43]" table:style-name="ce1">
            <text:p>-0,039545162</text:p>
          </table:table-cell>
          <table:table-cell office:value-type="float" office:value="-4.2031120522972101E-2" table:formula="of:=([.X43]-[.$B43])/[.$B43]" table:style-name="ce1">
            <text:p>-0,042031121</text:p>
          </table:table-cell>
          <table:table-cell office:value-type="float" office:value="-4.8153945308903413E-2" table:formula="of:=([.Y43]-[.$B43])/[.$B43]" table:style-name="ce1">
            <text:p>-0,048153945</text:p>
          </table:table-cell>
          <table:table-cell office:value-type="float" office:value="-5.1422520946505845E-2" table:formula="of:=([.Z43]-[.$B43])/[.$B43]" table:style-name="ce1">
            <text:p>-0,051422521</text:p>
          </table:table-cell>
          <table:table-cell office:value-type="float" office:value="-5.6486511370960314E-2" table:formula="of:=([.AA43]-[.$B43])/[.$B43]" table:style-name="ce1">
            <text:p>-0,056486511</text:p>
          </table:table-cell>
          <table:table-cell office:value-type="float" office:value="-4.8061872755731518E-2" table:formula="of:=([.AB43]-[.$B43])/[.$B43]" table:style-name="ce1">
            <text:p>-0,048061873</text:p>
          </table:table-cell>
          <table:table-cell office:value-type="float" office:value="-5.0685940521130651E-2" table:formula="of:=([.AC43]-[.$B43])/[.$B43]" table:style-name="ce1">
            <text:p>-0,050685941</text:p>
          </table:table-cell>
          <table:table-cell office:value-type="float" office:value="-5.6854801583647911E-2" table:formula="of:=([.AD43]-[.$B43])/[.$B43]" table:style-name="ce1">
            <text:p>-0,056854802</text:p>
          </table:table-cell>
          <table:table-cell office:value-type="float" office:value="-6.2793481263235432E-2" table:formula="of:=([.AE43]-[.$B43])/[.$B43]" table:style-name="ce1">
            <text:p>-0,062793481</text:p>
          </table:table-cell>
          <table:table-cell office:value-type="float" office:value="-6.4727004879845312E-2" table:formula="of:=([.AF43]-[.$B43])/[.$B43]" table:style-name="ce1">
            <text:p>-0,064727005</text:p>
          </table:table-cell>
          <table:table-cell office:value-type="float" office:value="-6.8455943283307244E-2" table:formula="of:=([.AG43]-[.$B43])/[.$B43]" table:style-name="ce1">
            <text:p>-0,068455943</text:p>
          </table:table-cell>
          <table:table-cell office:value-type="float" office:value="-7.1310192431636124E-2" table:formula="of:=([.AH43]-[.$B43])/[.$B43]" table:style-name="ce1">
            <text:p>-0,071310192</text:p>
          </table:table-cell>
          <table:table-cell office:value-type="float" office:value="-7.2415063069698929E-2" table:formula="of:=([.AI43]-[.$B43])/[.$B43]" table:style-name="ce1">
            <text:p>-0,072415063</text:p>
          </table:table-cell>
          <table:table-cell office:value-type="float" office:value="-7.2875425835558422E-2" table:formula="of:=([.AJ43]-[.$B43])/[.$B43]" table:style-name="ce1">
            <text:p>-0,072875426</text:p>
          </table:table-cell>
          <table:table-cell office:value-type="float" office:value="-7.3243716048246019E-2" table:formula="of:=([.AK43]-[.$B43])/[.$B43]" table:style-name="ce1">
            <text:p>-0,073243716</text:p>
          </table:table-cell>
          <table:table-cell office:value-type="float" office:value="-8.5305220513764851E-2" table:formula="of:=([.AL43]-[.$B43])/[.$B43]" table:style-name="ce1">
            <text:p>-0,085305221</text:p>
          </table:table-cell>
          <table:table-cell office:value-type="float" office:value="-8.5535401896694591E-2" table:formula="of:=([.AM43]-[.$B43])/[.$B43]" table:style-name="ce1">
            <text:p>-0,085535402</text:p>
          </table:table-cell>
          <table:table-cell office:value-type="float" office:value="-9.1059755087008559E-2" table:formula="of:=([.AN43]-[.$B43])/[.$B43]" table:style-name="ce1">
            <text:p>-0,091059755</text:p>
          </table:table-cell>
          <table:table-cell office:value-type="float" office:value="-9.6860325936838229E-2" table:formula="of:=([.AO43]-[.$B43])/[.$B43]" table:style-name="ce1">
            <text:p>-0,096860326</text:p>
          </table:table-cell>
          <table:table-cell office:value-type="float" office:value="-0.1021084614676365" table:formula="of:=([.AP43]-[.$B43])/[.$B43]" table:style-name="ce1">
            <text:p>-0,102108461</text:p>
          </table:table-cell>
          <table:table-cell office:value-type="float" office:value="-0.10454838412669183" table:formula="of:=([.AQ43]-[.$B43])/[.$B43]" table:style-name="ce1">
            <text:p>-0,104548384</text:p>
          </table:table-cell>
          <table:table-cell office:value-type="float" office:value="-0.1094282294448025" table:formula="of:=([.AR43]-[.$B43])/[.$B43]" table:style-name="ce1">
            <text:p>-0,109428229</text:p>
          </table:table-cell>
          <table:table-cell office:value-type="float" office:value="-0.10708037933891906" table:formula="of:=([.AS43]-[.$B43])/[.$B43]" table:style-name="ce1">
            <text:p>-0,107080379</text:p>
          </table:table-cell>
          <table:table-cell office:value-type="float" office:value="-0.10289107816959764" table:formula="of:=([.AT43]-[.$B43])/[.$B43]" table:style-name="ce1">
            <text:p>-0,102891078</text:p>
          </table:table-cell>
          <table:table-cell office:value-type="float" office:value="-0.10892183040235706" table:formula="of:=([.AU43]-[.$B43])/[.$B43]" table:style-name="ce1">
            <text:p>-0,10892183</text:p>
          </table:table-cell>
          <table:table-cell office:value-type="float" office:value="-0.1113617530614124" table:formula="of:=([.AV43]-[.$B43])/[.$B43]" table:style-name="ce1">
            <text:p>-0,111361753</text:p>
          </table:table-cell>
          <table:table-cell office:value-type="float" office:value="-0.10804714114722401" table:formula="of:=([.AW43]-[.$B43])/[.$B43]" table:style-name="ce1">
            <text:p>-0,108047141</text:p>
          </table:table-cell>
          <table:table-cell office:value-type="float" office:value="-0.11090139029555289" table:formula="of:=([.AX43]-[.$B43])/[.$B43]" table:style-name="ce1">
            <text:p>-0,11090139</text:p>
          </table:table-cell>
          <table:table-cell office:value-type="float" office:value="-0.11610348954976521" table:formula="of:=([.AY43]-[.$B43])/[.$B43]" table:style-name="ce1">
            <text:p>-0,11610349</text:p>
          </table:table-cell>
          <table:table-cell office:value-type="float" office:value="-0.12079918976153209" table:formula="of:=([.AZ43]-[.$B43])/[.$B43]" table:style-name="ce1">
            <text:p>-0,12079919</text:p>
          </table:table-cell>
          <table:table-cell office:value-type="float" office:value="-0.12084522603811804" table:formula="of:=([.BA43]-[.$B43])/[.$B43]" table:style-name="ce1">
            <text:p>-0,120845226</text:p>
          </table:table-cell>
          <table:table-cell office:value-type="float" office:value="-0.12471227327133781" table:formula="of:=([.BB43]-[.$B43])/[.$B43]" table:style-name="ce1">
            <text:p>-0,124712273</text:p>
          </table:table-cell>
          <table:table-cell office:value-type="float" office:value="-0.12876346561090138" table:formula="of:=([.BC43]-[.$B43])/[.$B43]" table:style-name="ce1">
            <text:p>-0,128763466</text:p>
          </table:table-cell>
          <table:table-cell office:value-type="float" office:value="-0.12945400975969062" table:formula="of:=([.BD43]-[.$B43])/[.$B43]" table:style-name="ce1">
            <text:p>-0,12945401</text:p>
          </table:table-cell>
          <table:table-cell office:value-type="float" office:value="-0.13456403646073106" table:formula="of:=([.BE43]-[.$B43])/[.$B43]" table:style-name="ce1">
            <text:p>-0,134564036</text:p>
          </table:table-cell>
          <table:table-cell office:value-type="float" office:value="-0.13484025412024675" table:formula="of:=([.BF43]-[.$B43])/[.$B43]" table:style-name="ce1">
            <text:p>-0,134840254</text:p>
          </table:table-cell>
          <table:table-cell office:value-type="float" office:value="-0.12991437252555013" table:formula="of:=([.BG43]-[.$B43])/[.$B43]" table:style-name="ce1">
            <text:p>-0,129914373</text:p>
          </table:table-cell>
          <table:table-cell office:value-type="float" office:value="-0.13378141975876992" table:formula="of:=([.BH43]-[.$B43])/[.$B43]" table:style-name="ce1">
            <text:p>-0,13378142</text:p>
          </table:table-cell>
          <table:table-cell office:value-type="float" office:value="-0.13327502071632447" table:formula="of:=([.BI43]-[.$B43])/[.$B43]" table:style-name="ce1">
            <text:p>-0,133275021</text:p>
          </table:table-cell>
          <table:table-cell office:value-type="float" office:value="-0.1354387257158641" table:formula="of:=([.BJ43]-[.$B43])/[.$B43]" table:style-name="ce1">
            <text:p>-0,135438726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MCT</text:p>
          </table:table-cell>
          <table:table-cell office:value-type="float" office:value="0" table:formula="of:=([.B44]-[.B44])/[.B44]" table:style-name="ce1">
            <text:p>0</text:p>
          </table:table-cell>
          <table:table-cell office:value-type="float" office:value="-1.7845141254722009E-2" table:formula="of:=([.C44]-[.$B44])/[.$B44]" table:style-name="ce1">
            <text:p>-0,017845141</text:p>
          </table:table-cell>
          <table:table-cell office:value-type="float" office:value="-3.5597580476951954E-2" table:formula="of:=([.D44]-[.$B44])/[.$B44]" table:style-name="ce1">
            <text:p>-0,03559758</text:p>
          </table:table-cell>
          <table:table-cell office:value-type="float" office:value="-4.4798257201789149E-2" table:formula="of:=([.E44]-[.$B44])/[.$B44]" table:style-name="ce1">
            <text:p>-0,044798257</text:p>
          </table:table-cell>
          <table:table-cell office:value-type="float" office:value="-6.6189251199332541E-2" table:formula="of:=([.F44]-[.$B44])/[.$B44]" table:style-name="ce1">
            <text:p>-0,066189251</text:p>
          </table:table-cell>
          <table:table-cell office:value-type="float" office:value="-7.3628589306820549E-2" table:formula="of:=([.G44]-[.$B44])/[.$B44]" table:style-name="ce1">
            <text:p>-0,073628589</text:p>
          </table:table-cell>
          <table:table-cell office:value-type="float" office:value="-8.4428376092145818E-2" table:formula="of:=([.H44]-[.$B44])/[.$B44]" table:style-name="ce1">
            <text:p>-0,084428376</text:p>
          </table:table-cell>
          <table:table-cell office:value-type="float" office:value="-9.6178358710514722E-2" table:formula="of:=([.I44]-[.$B44])/[.$B44]" table:style-name="ce1">
            <text:p>-0,096178359</text:p>
          </table:table-cell>
          <table:table-cell office:value-type="float" office:value="-0.10366404783424876" table:formula="of:=([.J44]-[.$B44])/[.$B44]" table:style-name="ce1">
            <text:p>-0,103664048</text:p>
          </table:table-cell>
          <table:table-cell office:value-type="float" office:value="-9.6989501494820274E-2" table:formula="of:=([.K44]-[.$B44])/[.$B44]" table:style-name="ce1">
            <text:p>-0,096989501</text:p>
          </table:table-cell>
          <table:table-cell office:value-type="float" office:value="-9.6595517856729013E-2" table:formula="of:=([.L44]-[.$B44])/[.$B44]" table:style-name="ce1">
            <text:p>-0,096595518</text:p>
          </table:table-cell>
          <table:table-cell office:value-type="float" office:value="-0.11073257781176853" table:formula="of:=([.M44]-[.$B44])/[.$B44]" table:style-name="ce1">
            <text:p>-0,110732578</text:p>
          </table:table-cell>
          <table:table-cell office:value-type="float" office:value="-0.11692043848061369" table:formula="of:=([.N44]-[.$B44])/[.$B44]" table:style-name="ce1">
            <text:p>-0,116920438</text:p>
          </table:table-cell>
          <table:table-cell office:value-type="float" office:value="-0.13495098380031983" table:formula="of:=([.O44]-[.$B44])/[.$B44]" table:style-name="ce1">
            <text:p>-0,134950984</text:p>
          </table:table-cell>
          <table:table-cell office:value-type="float" office:value="-0.1429233585946372" table:formula="of:=([.P44]-[.$B44])/[.$B44]" table:style-name="ce1">
            <text:p>-0,142923359</text:p>
          </table:table-cell>
          <table:table-cell office:value-type="float" office:value="-0.14906486824723633" table:formula="of:=([.Q44]-[.$B44])/[.$B44]" table:style-name="ce1">
            <text:p>-0,149064868</text:p>
          </table:table-cell>
          <table:table-cell office:value-type="float" office:value="-0.15949384690259333" table:formula="of:=([.R44]-[.$B44])/[.$B44]" table:style-name="ce1">
            <text:p>-0,159493847</text:p>
          </table:table-cell>
          <table:table-cell office:value-type="float" office:value="-0.16621474425826785" table:formula="of:=([.S44]-[.$B44])/[.$B44]" table:style-name="ce1">
            <text:p>-0,166214744</text:p>
          </table:table-cell>
          <table:table-cell office:value-type="float" office:value="-0.17627291478365664" table:formula="of:=([.T44]-[.$B44])/[.$B44]" table:style-name="ce1">
            <text:p>-0,176272915</text:p>
          </table:table-cell>
          <table:table-cell office:value-type="float" office:value="-0.1791930288071566" table:formula="of:=([.U44]-[.$B44])/[.$B44]" table:style-name="ce1">
            <text:p>-0,179193029</text:p>
          </table:table-cell>
          <table:table-cell office:value-type="float" office:value="-0.18220584486314861" table:formula="of:=([.V44]-[.$B44])/[.$B44]" table:style-name="ce1">
            <text:p>-0,182205845</text:p>
          </table:table-cell>
          <table:table-cell office:value-type="float" office:value="-0.19240306843727548" table:formula="of:=([.W44]-[.$B44])/[.$B44]" table:style-name="ce1">
            <text:p>-0,192403068</text:p>
          </table:table-cell>
          <table:table-cell office:value-type="float" office:value="-0.19773343530556908" table:formula="of:=([.X44]-[.$B44])/[.$B44]" table:style-name="ce1">
            <text:p>-0,197733435</text:p>
          </table:table-cell>
          <table:table-cell office:value-type="float" office:value="-0.20742079770098959" table:formula="of:=([.Y44]-[.$B44])/[.$B44]" table:style-name="ce1">
            <text:p>-0,207420798</text:p>
          </table:table-cell>
          <table:table-cell office:value-type="float" office:value="-0.21187049526060858" table:formula="of:=([.Z44]-[.$B44])/[.$B44]" table:style-name="ce1">
            <text:p>-0,211870495</text:p>
          </table:table-cell>
          <table:table-cell office:value-type="float" office:value="-0.21553222554404505" table:formula="of:=([.AA44]-[.$B44])/[.$B44]" table:style-name="ce1">
            <text:p>-0,215532226</text:p>
          </table:table-cell>
          <table:table-cell office:value-type="float" office:value="-0.22172008621289022" table:formula="of:=([.AB44]-[.$B44])/[.$B44]" table:style-name="ce1">
            <text:p>-0,221720086</text:p>
          </table:table-cell>
          <table:table-cell office:value-type="float" office:value="-0.22165055968852118" table:formula="of:=([.AC44]-[.$B44])/[.$B44]" table:style-name="ce1">
            <text:p>-0,22165056</text:p>
          </table:table-cell>
          <table:table-cell office:value-type="float" office:value="-0.23219541588449327" table:formula="of:=([.AD44]-[.$B44])/[.$B44]" table:style-name="ce1">
            <text:p>-0,232195416</text:p>
          </table:table-cell>
          <table:table-cell office:value-type="float" office:value="-0.23708544809844956" table:formula="of:=([.AE44]-[.$B44])/[.$B44]" table:style-name="ce1">
            <text:p>-0,237085448</text:p>
          </table:table-cell>
          <table:table-cell office:value-type="float" office:value="-0.24107163549560823" table:formula="of:=([.AF44]-[.$B44])/[.$B44]" table:style-name="ce1">
            <text:p>-0,241071635</text:p>
          </table:table-cell>
          <table:table-cell office:value-type="float" office:value="-0.23965792950010428" table:formula="of:=([.AG44]-[.$B44])/[.$B44]" table:style-name="ce1">
            <text:p>-0,23965793</text:p>
          </table:table-cell>
          <table:table-cell office:value-type="float" office:value="-0.24420032909221534" table:formula="of:=([.AH44]-[.$B44])/[.$B44]" table:style-name="ce1">
            <text:p>-0,244200329</text:p>
          </table:table-cell>
          <table:table-cell office:value-type="float" office:value="-0.24825604301374307" table:formula="of:=([.AI44]-[.$B44])/[.$B44]" table:style-name="ce1">
            <text:p>-0,248256043</text:p>
          </table:table-cell>
          <table:table-cell office:value-type="float" office:value="-0.25173236923219544" table:formula="of:=([.AJ44]-[.$B44])/[.$B44]" table:style-name="ce1">
            <text:p>-0,251732369</text:p>
          </table:table-cell>
          <table:table-cell office:value-type="float" office:value="-0.25407309555261998" table:formula="of:=([.AK44]-[.$B44])/[.$B44]" table:style-name="ce1">
            <text:p>-0,254073096</text:p>
          </table:table-cell>
          <table:table-cell office:value-type="float" office:value="-0.26179053975758421" table:formula="of:=([.AL44]-[.$B44])/[.$B44]" table:style-name="ce1">
            <text:p>-0,26179054</text:p>
          </table:table-cell>
          <table:table-cell office:value-type="float" office:value="-0.26320424575308815" table:formula="of:=([.AM44]-[.$B44])/[.$B44]" table:style-name="ce1">
            <text:p>-0,263204246</text:p>
          </table:table-cell>
          <table:table-cell office:value-type="float" office:value="-0.26795522491830631" table:formula="of:=([.AN44]-[.$B44])/[.$B44]" table:style-name="ce1">
            <text:p>-0,267955225</text:p>
          </table:table-cell>
          <table:table-cell office:value-type="float" office:value="-0.27340146932721499" table:formula="of:=([.AO44]-[.$B44])/[.$B44]" table:style-name="ce1">
            <text:p>-0,273401469</text:p>
          </table:table-cell>
          <table:table-cell office:value-type="float" office:value="-0.27734130570812765" table:formula="of:=([.AP44]-[.$B44])/[.$B44]" table:style-name="ce1">
            <text:p>-0,277341306</text:p>
          </table:table-cell>
          <table:table-cell office:value-type="float" office:value="-0.28473429279936963" table:formula="of:=([.AQ44]-[.$B44])/[.$B44]" table:style-name="ce1">
            <text:p>-0,284734293</text:p>
          </table:table-cell>
          <table:table-cell office:value-type="float" office:value="-0.2864956314167188" table:formula="of:=([.AR44]-[.$B44])/[.$B44]" table:style-name="ce1">
            <text:p>-0,286495631</text:p>
          </table:table-cell>
          <table:table-cell office:value-type="float" office:value="-0.28640292938422673" table:formula="of:=([.AS44]-[.$B44])/[.$B44]" table:style-name="ce1">
            <text:p>-0,286402929</text:p>
          </table:table-cell>
          <table:table-cell office:value-type="float" office:value="-0.29131613710630605" table:formula="of:=([.AT44]-[.$B44])/[.$B44]" table:style-name="ce1">
            <text:p>-0,291316137</text:p>
          </table:table-cell>
          <table:table-cell office:value-type="float" office:value="-0.28978655357018701" table:formula="of:=([.AU44]-[.$B44])/[.$B44]" table:style-name="ce1">
            <text:p>-0,289786554</text:p>
          </table:table-cell>
          <table:table-cell office:value-type="float" office:value="-0.29363368791860761" table:formula="of:=([.AV44]-[.$B44])/[.$B44]" table:style-name="ce1">
            <text:p>-0,293633688</text:p>
          </table:table-cell>
          <table:table-cell office:value-type="float" office:value="-0.2924053859880878" table:formula="of:=([.AW44]-[.$B44])/[.$B44]" table:style-name="ce1">
            <text:p>-0,292405386</text:p>
          </table:table-cell>
          <table:table-cell office:value-type="float" office:value="-0.2900183086514172" table:formula="of:=([.AX44]-[.$B44])/[.$B44]" table:style-name="ce1">
            <text:p>-0,290018309</text:p>
          </table:table-cell>
          <table:table-cell office:value-type="float" office:value="-0.29921898537625435" table:formula="of:=([.AY44]-[.$B44])/[.$B44]" table:style-name="ce1">
            <text:p>-0,299218985</text:p>
          </table:table-cell>
          <table:table-cell office:value-type="float" office:value="-0.29931168740874642" table:formula="of:=([.AZ44]-[.$B44])/[.$B44]" table:style-name="ce1">
            <text:p>-0,299311687</text:p>
          </table:table-cell>
          <table:table-cell office:value-type="float" office:value="-0.30503603791513129" table:formula="of:=([.BA44]-[.$B44])/[.$B44]" table:style-name="ce1">
            <text:p>-0,305036038</text:p>
          </table:table-cell>
          <table:table-cell office:value-type="float" office:value="-0.30267213608658372" table:formula="of:=([.BB44]-[.$B44])/[.$B44]" table:style-name="ce1">
            <text:p>-0,302672136</text:p>
          </table:table-cell>
          <table:table-cell office:value-type="float" office:value="-0.31127024960022248" table:formula="of:=([.BC44]-[.$B44])/[.$B44]" table:style-name="ce1">
            <text:p>-0,31127025</text:p>
          </table:table-cell>
          <table:table-cell office:value-type="float" office:value="-0.31467704929430579" table:formula="of:=([.BD44]-[.$B44])/[.$B44]" table:style-name="ce1">
            <text:p>-0,314677049</text:p>
          </table:table-cell>
          <table:table-cell office:value-type="float" office:value="-0.30974066606410344" table:formula="of:=([.BE44]-[.$B44])/[.$B44]" table:style-name="ce1">
            <text:p>-0,309740666</text:p>
          </table:table-cell>
          <table:table-cell office:value-type="float" office:value="-0.31164105773019074" table:formula="of:=([.BF44]-[.$B44])/[.$B44]" table:style-name="ce1">
            <text:p>-0,311641058</text:p>
          </table:table-cell>
          <table:table-cell office:value-type="float" office:value="-0.31639203689540896" table:formula="of:=([.BG44]-[.$B44])/[.$B44]" table:style-name="ce1">
            <text:p>-0,316392037</text:p>
          </table:table-cell>
          <table:table-cell office:value-type="float" office:value="-0.31736540823657561" table:formula="of:=([.BH44]-[.$B44])/[.$B44]" table:style-name="ce1">
            <text:p>-0,317365408</text:p>
          </table:table-cell>
          <table:table-cell office:value-type="float" office:value="-0.31912674685392478" table:formula="of:=([.BI44]-[.$B44])/[.$B44]" table:style-name="ce1">
            <text:p>-0,319126747</text:p>
          </table:table-cell>
          <table:table-cell office:value-type="float" office:value="-0.31970613455700014" table:formula="of:=([.BJ44]-[.$B44])/[.$B44]" table:style-name="ce1">
            <text:p>-0,319706135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PfFNT</text:p>
          </table:table-cell>
          <table:table-cell office:value-type="float" office:value="0" table:formula="of:=([.B45]-[.B45])/[.B45]" table:style-name="ce1">
            <text:p>0</text:p>
          </table:table-cell>
          <table:table-cell office:value-type="float" office:value="-3.4030819140308192E-2" table:formula="of:=([.C45]-[.$B45])/[.$B45]" table:style-name="ce1">
            <text:p>-0,034030819</text:p>
          </table:table-cell>
          <table:table-cell office:value-type="float" office:value="-6.0762368207623679E-2" table:formula="of:=([.D45]-[.$B45])/[.$B45]" table:style-name="ce1">
            <text:p>-0,060762368</text:p>
          </table:table-cell>
          <table:table-cell office:value-type="float" office:value="-8.2757502027575022E-2" table:formula="of:=([.E45]-[.$B45])/[.$B45]" table:style-name="ce1">
            <text:p>-0,082757502</text:p>
          </table:table-cell>
          <table:table-cell office:value-type="float" office:value="-0.10150851581508516" table:formula="of:=([.F45]-[.$B45])/[.$B45]" table:style-name="ce1">
            <text:p>-0,101508516</text:p>
          </table:table-cell>
          <table:table-cell office:value-type="float" office:value="-0.11678832116788321" table:formula="of:=([.G45]-[.$B45])/[.$B45]" table:style-name="ce1">
            <text:p>-0,116788321</text:p>
          </table:table-cell>
          <table:table-cell office:value-type="float" office:value="-0.1310624493106245" table:formula="of:=([.H45]-[.$B45])/[.$B45]" table:style-name="ce1">
            <text:p>-0,131062449</text:p>
          </table:table-cell>
          <table:table-cell office:value-type="float" office:value="-0.13836171938361719" table:formula="of:=([.I45]-[.$B45])/[.$B45]" table:style-name="ce1">
            <text:p>-0,138361719</text:p>
          </table:table-cell>
          <table:table-cell office:value-type="float" office:value="-0.13683698296836982" table:formula="of:=([.J45]-[.$B45])/[.$B45]" table:style-name="ce1">
            <text:p>-0,136836983</text:p>
          </table:table-cell>
          <table:table-cell office:value-type="float" office:value="-0.14971613949716139" table:formula="of:=([.K45]-[.$B45])/[.$B45]" table:style-name="ce1">
            <text:p>-0,149716139</text:p>
          </table:table-cell>
          <table:table-cell office:value-type="float" office:value="-0.15646390916463909" table:formula="of:=([.L45]-[.$B45])/[.$B45]" table:style-name="ce1">
            <text:p>-0,156463909</text:p>
          </table:table-cell>
          <table:table-cell office:value-type="float" office:value="-0.15828061638280616" table:formula="of:=([.M45]-[.$B45])/[.$B45]" table:style-name="ce1">
            <text:p>-0,158280616</text:p>
          </table:table-cell>
          <table:table-cell office:value-type="float" office:value="-0.16557988645579885" table:formula="of:=([.N45]-[.$B45])/[.$B45]" table:style-name="ce1">
            <text:p>-0,165579886</text:p>
          </table:table-cell>
          <table:table-cell office:value-type="float" office:value="-0.16960259529602595" table:formula="of:=([.O45]-[.$B45])/[.$B45]" table:style-name="ce1">
            <text:p>-0,169602595</text:p>
          </table:table-cell>
          <table:table-cell office:value-type="float" office:value="-0.17258718572587187" table:formula="of:=([.P45]-[.$B45])/[.$B45]" table:style-name="ce1">
            <text:p>-0,172587186</text:p>
          </table:table-cell>
          <table:table-cell office:value-type="float" office:value="-0.1781346309813463" table:formula="of:=([.Q45]-[.$B45])/[.$B45]" table:style-name="ce1">
            <text:p>-0,178134631</text:p>
          </table:table-cell>
          <table:table-cell office:value-type="float" office:value="-0.18656934306569342" table:formula="of:=([.R45]-[.$B45])/[.$B45]" table:style-name="ce1">
            <text:p>-0,186569343</text:p>
          </table:table-cell>
          <table:table-cell office:value-type="float" office:value="-0.18277372262773722" table:formula="of:=([.S45]-[.$B45])/[.$B45]" table:style-name="ce1">
            <text:p>-0,182773723</text:p>
          </table:table-cell>
          <table:table-cell office:value-type="float" office:value="-0.18611516626115165" table:formula="of:=([.T45]-[.$B45])/[.$B45]" table:style-name="ce1">
            <text:p>-0,186115166</text:p>
          </table:table-cell>
          <table:table-cell office:value-type="float" office:value="-0.18822384428223846" table:formula="of:=([.U45]-[.$B45])/[.$B45]" table:style-name="ce1">
            <text:p>-0,188223844</text:p>
          </table:table-cell>
          <table:table-cell office:value-type="float" office:value="-0.18053527980535281" table:formula="of:=([.V45]-[.$B45])/[.$B45]" table:style-name="ce1">
            <text:p>-0,18053528</text:p>
          </table:table-cell>
          <table:table-cell office:value-type="float" office:value="-0.18958637469586376" table:formula="of:=([.W45]-[.$B45])/[.$B45]" table:style-name="ce1">
            <text:p>-0,189586375</text:p>
          </table:table-cell>
          <table:table-cell office:value-type="float" office:value="-0.17969180859691808" table:formula="of:=([.X45]-[.$B45])/[.$B45]" table:style-name="ce1">
            <text:p>-0,179691809</text:p>
          </table:table-cell>
          <table:table-cell office:value-type="float" office:value="-0.18660178426601784" table:formula="of:=([.Y45]-[.$B45])/[.$B45]" table:style-name="ce1">
            <text:p>-0,186601784</text:p>
          </table:table-cell>
          <table:table-cell office:value-type="float" office:value="-0.18721816707218167" table:formula="of:=([.Z45]-[.$B45])/[.$B45]" table:style-name="ce1">
            <text:p>-0,187218167</text:p>
          </table:table-cell>
          <table:table-cell office:value-type="float" office:value="-0.19302514193025141" table:formula="of:=([.AA45]-[.$B45])/[.$B45]" table:style-name="ce1">
            <text:p>-0,193025142</text:p>
          </table:table-cell>
          <table:table-cell office:value-type="float" office:value="-0.19153284671532847" table:formula="of:=([.AB45]-[.$B45])/[.$B45]" table:style-name="ce1">
            <text:p>-0,191532847</text:p>
          </table:table-cell>
          <table:table-cell office:value-type="float" office:value="-0.1962368207623682" table:formula="of:=([.AC45]-[.$B45])/[.$B45]" table:style-name="ce1">
            <text:p>-0,196236821</text:p>
          </table:table-cell>
          <table:table-cell office:value-type="float" office:value="-0.1997404703974047" table:formula="of:=([.AD45]-[.$B45])/[.$B45]" table:style-name="ce1">
            <text:p>-0,19974047</text:p>
          </table:table-cell>
          <table:table-cell office:value-type="float" office:value="-0.20259529602595297" table:formula="of:=([.AE45]-[.$B45])/[.$B45]" table:style-name="ce1">
            <text:p>-0,202595296</text:p>
          </table:table-cell>
          <table:table-cell office:value-type="float" office:value="-0.19607461476074614" table:formula="of:=([.AF45]-[.$B45])/[.$B45]" table:style-name="ce1">
            <text:p>-0,196074615</text:p>
          </table:table-cell>
          <table:table-cell office:value-type="float" office:value="-0.2035036496350365" table:formula="of:=([.AG45]-[.$B45])/[.$B45]" table:style-name="ce1">
            <text:p>-0,20350365</text:p>
          </table:table-cell>
          <table:table-cell office:value-type="float" office:value="-0.20447688564476885" table:formula="of:=([.AH45]-[.$B45])/[.$B45]" table:style-name="ce1">
            <text:p>-0,204476886</text:p>
          </table:table-cell>
          <table:table-cell office:value-type="float" office:value="-0.2057096512570965" table:formula="of:=([.AI45]-[.$B45])/[.$B45]" table:style-name="ce1">
            <text:p>-0,205709651</text:p>
          </table:table-cell>
          <table:table-cell office:value-type="float" office:value="-0.20645579886455798" table:formula="of:=([.AJ45]-[.$B45])/[.$B45]" table:style-name="ce1">
            <text:p>-0,206455799</text:p>
          </table:table-cell>
          <table:table-cell office:value-type="float" office:value="-0.209213300892133" table:formula="of:=([.AK45]-[.$B45])/[.$B45]" table:style-name="ce1">
            <text:p>-0,209213301</text:p>
          </table:table-cell>
          <table:table-cell office:value-type="float" office:value="-0.21054339010543391" table:formula="of:=([.AL45]-[.$B45])/[.$B45]" table:style-name="ce1">
            <text:p>-0,21054339</text:p>
          </table:table-cell>
          <table:table-cell office:value-type="float" office:value="-0.2135279805352798" table:formula="of:=([.AM45]-[.$B45])/[.$B45]" table:style-name="ce1">
            <text:p>-0,213527981</text:p>
          </table:table-cell>
          <table:table-cell office:value-type="float" office:value="-0.21910786699107868" table:formula="of:=([.AN45]-[.$B45])/[.$B45]" table:style-name="ce1">
            <text:p>-0,219107867</text:p>
          </table:table-cell>
          <table:table-cell office:value-type="float" office:value="-0.21660989456609894" table:formula="of:=([.AO45]-[.$B45])/[.$B45]" table:style-name="ce1">
            <text:p>-0,216609895</text:p>
          </table:table-cell>
          <table:table-cell office:value-type="float" office:value="-0.22008110300081102" table:formula="of:=([.AP45]-[.$B45])/[.$B45]" table:style-name="ce1">
            <text:p>-0,220081103</text:p>
          </table:table-cell>
          <table:table-cell office:value-type="float" office:value="-0.2240713706407137" table:formula="of:=([.AQ45]-[.$B45])/[.$B45]" table:style-name="ce1">
            <text:p>-0,224071371</text:p>
          </table:table-cell>
          <table:table-cell office:value-type="float" office:value="-0.22092457420924574" table:formula="of:=([.AR45]-[.$B45])/[.$B45]" table:style-name="ce1">
            <text:p>-0,220924574</text:p>
          </table:table-cell>
          <table:table-cell office:value-type="float" office:value="-0.22546634225466342" table:formula="of:=([.AS45]-[.$B45])/[.$B45]" table:style-name="ce1">
            <text:p>-0,225466342</text:p>
          </table:table-cell>
          <table:table-cell office:value-type="float" office:value="-0.22653690186536901" table:formula="of:=([.AT45]-[.$B45])/[.$B45]" table:style-name="ce1">
            <text:p>-0,226536902</text:p>
          </table:table-cell>
          <table:table-cell office:value-type="float" office:value="-0.2259529602595296" table:formula="of:=([.AU45]-[.$B45])/[.$B45]" table:style-name="ce1">
            <text:p>-0,22595296</text:p>
          </table:table-cell>
          <table:table-cell office:value-type="float" office:value="-0.21998377939983779" table:formula="of:=([.AV45]-[.$B45])/[.$B45]" table:style-name="ce1">
            <text:p>-0,219983779</text:p>
          </table:table-cell>
          <table:table-cell office:value-type="float" office:value="-0.21923763179237632" table:formula="of:=([.AW45]-[.$B45])/[.$B45]" table:style-name="ce1">
            <text:p>-0,219237632</text:p>
          </table:table-cell>
          <table:table-cell office:value-type="float" office:value="-0.22507704785077048" table:formula="of:=([.AX45]-[.$B45])/[.$B45]" table:style-name="ce1">
            <text:p>-0,225077048</text:p>
          </table:table-cell>
          <table:table-cell office:value-type="float" office:value="-0.2308191403081914" table:formula="of:=([.AY45]-[.$B45])/[.$B45]" table:style-name="ce1">
            <text:p>-0,23081914</text:p>
          </table:table-cell>
          <table:table-cell office:value-type="float" office:value="-0.22958637469586374" table:formula="of:=([.AZ45]-[.$B45])/[.$B45]" table:style-name="ce1">
            <text:p>-0,229586375</text:p>
          </table:table-cell>
          <table:table-cell office:value-type="float" office:value="-0.22945660989456609" table:formula="of:=([.BA45]-[.$B45])/[.$B45]" table:style-name="ce1">
            <text:p>-0,22945661</text:p>
          </table:table-cell>
          <table:table-cell office:value-type="float" office:value="-0.22828872668288727" table:formula="of:=([.BB45]-[.$B45])/[.$B45]" table:style-name="ce1">
            <text:p>-0,228288727</text:p>
          </table:table-cell>
          <table:table-cell office:value-type="float" office:value="-0.23253852392538524" table:formula="of:=([.BC45]-[.$B45])/[.$B45]" table:style-name="ce1">
            <text:p>-0,232538524</text:p>
          </table:table-cell>
          <table:table-cell office:value-type="float" office:value="-0.23766423357664235" table:formula="of:=([.BD45]-[.$B45])/[.$B45]" table:style-name="ce1">
            <text:p>-0,237664234</text:p>
          </table:table-cell>
          <table:table-cell office:value-type="float" office:value="-0.24058394160583943" table:formula="of:=([.BE45]-[.$B45])/[.$B45]" table:style-name="ce1">
            <text:p>-0,240583942</text:p>
          </table:table-cell>
          <table:table-cell office:value-type="float" office:value="-0.2380859691808597" table:formula="of:=([.BF45]-[.$B45])/[.$B45]" table:style-name="ce1">
            <text:p>-0,238085969</text:p>
          </table:table-cell>
          <table:table-cell office:value-type="float" office:value="-0.23289537712895378" table:formula="of:=([.BG45]-[.$B45])/[.$B45]" table:style-name="ce1">
            <text:p>-0,232895377</text:p>
          </table:table-cell>
          <table:table-cell office:value-type="float" office:value="-0.23399837793998379" table:formula="of:=([.BH45]-[.$B45])/[.$B45]" table:style-name="ce1">
            <text:p>-0,233998378</text:p>
          </table:table-cell>
          <table:table-cell office:value-type="float" office:value="-0.24369829683698296" table:formula="of:=([.BI45]-[.$B45])/[.$B45]" table:style-name="ce1">
            <text:p>-0,243698297</text:p>
          </table:table-cell>
          <table:table-cell office:value-type="float" office:value="-0.24723438767234387" table:formula="of:=([.BJ45]-[.$B45])/[.$B45]" table:style-name="ce1">
            <text:p>-0,247234388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1">
            <text:p>11.11.2025 16:23:05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B10 = 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11 = 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12 = L</text:p>
          </table:table-cell>
          <table:table-cell table:number-columns-repeated="16383" table:style-name="ce1"/>
        </table:table-row>
        <table:table-row table:number-rows-repeated="1048522" table:style-name="ro2">
          <table:table-cell table:number-columns-repeated="16384"/>
        </table:table-row>
      </table:table>
      <table:table table:name="Tabelle1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can.At.Excel.Attenuation" style:family="table-cell" style:data-style-name="N0">
      <style:table-cell-properties style:vertical-align="automatic" fo:background-color="#B0C4DE"/>
    </style:style>
    <style:style style:name="Tecan.At.Excel.AutoGain_0" style:family="table-cell" style:data-style-name="N0">
      <style:table-cell-properties style:vertical-align="automatic" fo:background-color="#FFFFFF"/>
    </style:style>
    <style:style style:name="Tecan.At.Excel.Error" style:family="table-cell" style:data-style-name="N0">
      <style:table-cell-properties style:vertical-align="automatic" fo:background-color="#FF0000"/>
      <style:text-properties fo:color="#FFFFFF"/>
    </style:style>
    <style:style style:name="Tecan.At.Excel.GFactorAndMeasurementBlank" style:family="table-cell" style:data-style-name="N0">
      <style:table-cell-properties style:vertical-align="automatic" fo:background-color="#ADFF2F"/>
    </style:style>
    <style:style style:name="Tecan.At.Excel.GFactorBlank" style:family="table-cell" style:data-style-name="N0">
      <style:table-cell-properties style:vertical-align="automatic" fo:background-color="#00FF00"/>
    </style:style>
    <style:style style:name="Tecan.At.Excel.GFactorReference" style:family="table-cell" style:data-style-name="N0">
      <style:table-cell-properties style:vertical-align="automatic" fo:background-color="#ADD8E6"/>
    </style:style>
    <style:style style:name="Tecan.At.Excel.MeasurementBlank" style:family="table-cell" style:data-style-name="N0">
      <style:table-cell-properties style:vertical-align="automatic" fo:background-color="#FFFF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Hiwibeit</meta:initial-creator>
    <dc:creator>marvin kobbe</dc:creator>
    <meta:creation-date>2025-11-11T15:14:43Z</meta:creation-date>
    <dc:date>2025-11-12T09:59:59Z</dc:date>
    <meta:editing-duration>PT0S</meta:editing-duration>
  </office:meta>
</office:document-meta>
</file>